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1478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14ba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1478f3" fo:background-color="#ffffff" loext:char-shading-value="0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4ba20" fo:background-color="#ffffff" loext:char-shading-value="0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594" text:anchor-type="as-char" svg:y="-0.4083in" svg:width="2.228in" svg:height="0.7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605" text:anchor-type="as-char" svg:y="-0.3701in" svg:width="2.1925in" svg:height="0.7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614" text:anchor-type="as-char" svg:y="-0.3701in" svg:width="1.8091in" svg:height="0.7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This form is already kind of close to the Laplace transform. <text:s text:c="3"/>Actually, this is quite close to the lower incomplete gamma function, which is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" text:anchor-type="as-char" svg:y="-0.2437in" svg:width="1.2673in" svg:height="0.39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437in" svg:width="2.0717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So suppose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" text:anchor-type="as-char" svg:y="-0.1437in" svg:width="0.7146in" svg:height="0.17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2">then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4" text:anchor-type="as-char" svg:y="-0.2437in" svg:width="3.2189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5" text:anchor-type="as-char" svg:y="-0.1437in" svg:width="1.7752in" svg:height="0.1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3">and so, conversely,</text:span></text:span></text:p>
      <text:p text:style-name="P2"><text:span text:style-name="MathematicaFormatStandardForm"><text:span text:style-name="T3"/></text:span></text:p>
      <text:p text:style-name="P2"><text:span text:style-name="MathematicaFormatStandardForm"><text:span text:style-name="T1"><draw:frame draw:style-name="fr1" draw:name="Object7" text:anchor-type="as-char" svg:y="-0.2437in" svg:width="1.5846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MathematicaFormatStandardForm"><text:span text:style-name="T3"/></text:span></text:p>
      <text:p text:style-name="P2"><text:span text:style-name="MathematicaFormatStandardForm"><text:span text:style-name="T1"><draw:frame draw:style-name="fr1" draw:name="Object6" text:anchor-type="as-char" svg:y="-0.2437in" svg:width="3.8681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3">which means that</text:span></text:span></text:p>
      <text:p text:style-name="P2"><text:span text:style-name="MathematicaFormatStandardForm"><text:span text:style-name="T3"/></text:span></text:p>
      <text:p text:style-name="P2"><text:span text:style-name="MathematicaFormatStandardForm"><text:span text:style-name="T1"><draw:frame draw:style-name="fr1" draw:name="Object8" text:anchor-type="as-char" svg:y="-0.2437in" svg:width="3.128in" svg:height="0.39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09:34:36.388000000</meta:creation-date>
    <dc:date>2017-02-05T10:43:53.486000000</dc:date>
    <meta:editing-duration>PT31M45S</meta:editing-duration>
    <meta:editing-cycles>1</meta:editing-cycles>
    <meta:document-statistic meta:table-count="0" meta:image-count="0" meta:object-count="11" meta:page-count="1" meta:paragraph-count="16" meta:word-count="33" meta:character-count="191" meta:non-whitespace-character-count="160"/>
    <meta:generator>LibreOffice/5.0.0.5$Windows_x86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i>f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underover>
                  <mo stretchy="false">∫</mo>
                  <mn>0</mn>
                  <mi>x</mi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t</mi>
                      </mstyle>
                    </mrow>
                  </mrow>
                  <mo fence="true" stretchy="false">)</mo>
                </mrow>
                <mi>z</mi>
              </msup>
              <mo stretchy="false">⋅</mo>
              <mi>f</mi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  <mtext/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over accent="true">
                <mi>f</mi>
                <mo stretchy="false">^</mo>
              </mover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underover>
                  <mo stretchy="false">∫</mo>
                  <mn>0</mn>
                  <mi>x</mi>
                </munderover>
                <mfrac>
                  <mo stretchy="false">∂</mo>
                  <mrow>
                    <mo stretchy="false">∂</mo>
                    <mi>t</mi>
                  </mrow>
                </mfrac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t</mi>
                      </mstyle>
                    </mrow>
                  </mrow>
                  <mo fence="true" stretchy="false">)</mo>
                </mrow>
                <mrow>
                  <mo stretchy="false">−</mo>
                  <mi>z</mi>
                </mrow>
              </msup>
              <mo stretchy="false">⋅</mo>
              <mover accent="true">
                <mi>f</mi>
                <mo stretchy="false">^</mo>
              </mover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</mrow>
        </mtd>
      </mtr>
    </mtable>
    <annotation encoding="StarMath 5.0">hat f(x)= f( x )+
int from 0 to x {partial over {partial t}} (1+bold{t})^z cdot f(x-t ) dt
"" newline
f( x ) = hat f(x)+int from 0 to x {partial over {partial t}} (1+bold{t})^-z cdot hat f(x - t )dt</annotation>
  </semantics>
</math>
</file>

<file path=Object 10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underover>
            <mo stretchy="false">∫</mo>
            <mn>0</mn>
            <mi>x</mi>
          </munderover>
          <mi>f</mi>
        </mrow>
      </mrow>
      <mrow>
        <mo fence="true" stretchy="false">(</mo>
        <mrow>
          <mrow>
            <mi>x</mi>
            <mo stretchy="false">−</mo>
            <mi>t</mi>
          </mrow>
        </mrow>
        <mo fence="true" stretchy="false">)</mo>
      </mrow>
      <mi mathvariant="italic">dt</mi>
    </mrow>
    <annotation encoding="StarMath 5.0">hat f(x)= f( x )+
int from 0 to x f(x-t ) dt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s</mi>
      </msup>
      <msup>
        <mi>e</mi>
        <mi>x</mi>
      </msup>
      <mi mathvariant="normal">γ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row>
            <munderover>
              <mo stretchy="false">∫</mo>
              <mn>0</mn>
              <mi>x</mi>
            </munderover>
            <msup>
              <mrow>
                <mo fence="true" stretchy="false">(</mo>
                <mrow>
                  <mrow>
                    <mi>x</mi>
                    <mo stretchy="false">−</mo>
                    <mi>t</mi>
                  </mrow>
                </mrow>
                <mo fence="true" stretchy="false">)</mo>
              </mrow>
              <mrow>
                <mi>s</mi>
                <mo stretchy="false">−</mo>
                <mn>1</mn>
              </mrow>
            </msup>
          </mrow>
          <mo stretchy="false">+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s</mi>
              <mo stretchy="false">+</mo>
              <mn>1</mn>
            </mrow>
          </msup>
        </mrow>
      </mrow>
      <msup>
        <mi>e</mi>
        <mrow>
          <mi>x</mi>
          <mo stretchy="false">−</mo>
          <mi>t</mi>
        </mrow>
      </msup>
      <mi mathvariant="normal">γ</mi>
      <mrow>
        <mo fence="true" stretchy="false">(</mo>
        <mrow>
          <mrow>
            <mi>s</mi>
            <mi>,</mi>
            <mrow>
              <mi>x</mi>
              <mo stretchy="false">−</mo>
              <mi>t</mi>
            </mrow>
          </mrow>
        </mrow>
        <mo fence="true" stretchy="false">)</mo>
      </mrow>
      <mi mathvariant="italic">dt</mi>
    </mrow>
    <annotation encoding="StarMath 5.0">(-1)^{s} e^x %gamma(s,x )

=  int from 0 to x (x-t)^{s-1}+(-1)^{s+1} e^{x-t} %gamma(s,x-t ) dt
</annotation>
  </semantics>
</math>
</file>

<file path=Object 2/content.xml><?xml version="1.0" encoding="utf-8"?>
<math xmlns="http://www.w3.org/1998/Math/MathML" display="block">
  <semantics>
    <mtable>
      <mtr>
        <mtd>
          <mrow>
            <mover accent="true">
              <mi>f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row>
                  <munderover>
                    <mo stretchy="false">∫</mo>
                    <mn>0</mn>
                    <mi>x</mi>
                  </munderover>
                  <mrow>
                    <msubsup>
                      <mi>L</mi>
                      <mrow>
                        <mi>z</mi>
                        <mo stretchy="false">−</mo>
                        <mn>1</mn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  <mrow>
                      <mo fence="true" stretchy="false">(</mo>
                      <mrow>
                        <mrow>
                          <mo stretchy="false">−</mo>
                          <mi>t</mi>
                        </mrow>
                      </mrow>
                      <mo fence="true" stretchy="false">)</mo>
                    </mrow>
                  </mrow>
                </mrow>
                <mo stretchy="false">⋅</mo>
                <mi>f</mi>
              </mrow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  <mtext/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over accent="true">
                <mi>f</mi>
                <mo stretchy="false">^</mo>
              </mover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row>
                  <munderover>
                    <mo stretchy="false">∫</mo>
                    <mn>0</mn>
                    <mi>x</mi>
                  </munderover>
                  <mrow>
                    <msubsup>
                      <mi>L</mi>
                      <mrow>
                        <mrow>
                          <mo stretchy="false">−</mo>
                          <mi>z</mi>
                        </mrow>
                        <mo stretchy="false">−</mo>
                        <mn>1</mn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  <mrow>
                      <mo fence="true" stretchy="false">(</mo>
                      <mrow>
                        <mrow>
                          <mo stretchy="false">−</mo>
                          <mi>t</mi>
                        </mrow>
                      </mrow>
                      <mo fence="true" stretchy="false">)</mo>
                    </mrow>
                  </mrow>
                </mrow>
                <mo stretchy="false">⋅</mo>
                <mover accent="true">
                  <mi>f</mi>
                  <mo stretchy="false">^</mo>
                </mover>
              </mrow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</mrow>
        </mtd>
      </mtr>
    </mtable>
    <annotation encoding="StarMath 5.0">hat f(x)= f( x )+
int from 0 to x {L_{z-1}^(1)(-t)} cdot f(x-t ) dt
"" newline
f( x ) = hat f(x)+int from 0 to x {L_{-z-1}^(1)(-t)} cdot hat f(x - t )dt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f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underover>
                  <mo stretchy="false">∫</mo>
                  <mn>0</mn>
                  <mi>x</mi>
                </munderover>
                <mi>f</mi>
              </mrow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  <mtext/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over accent="true">
                <mi>f</mi>
                <mo stretchy="false">^</mo>
              </mover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row>
                  <munderover>
                    <mo stretchy="false">∫</mo>
                    <mn>0</mn>
                    <mi>x</mi>
                  </munderover>
                  <msup>
                    <mi>e</mi>
                    <mrow>
                      <mo stretchy="false">−</mo>
                      <mi>t</mi>
                    </mrow>
                  </msup>
                </mrow>
                <mo stretchy="false">⋅</mo>
                <mover accent="true">
                  <mi>f</mi>
                  <mo stretchy="false">^</mo>
                </mover>
              </mrow>
            </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 mathvariant="italic">dt</mi>
          </mrow>
        </mtd>
      </mtr>
    </mtable>
    <annotation encoding="StarMath 5.0">hat f(x)= f( x )+
int from 0 to x f(x-t ) dt
"" newline
f( x ) = hat f(x)-int from 0 to x e^{-t} cdot hat f(x - t )dt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s</mi>
        </msup>
        <mo stretchy="false">⋅</mo>
        <msup>
          <mi>e</mi>
          <mi>x</mi>
        </msup>
        <mo stretchy="false">⋅</mo>
        <mi mathvariant="normal">γ</mi>
      </mrow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row>
            <munderover>
              <mo stretchy="false">∫</mo>
              <mn>0</mn>
              <mi>x</mi>
            </munderover>
            <msup>
              <mi>e</mi>
              <mrow>
                <mo stretchy="false">−</mo>
                <mi>t</mi>
              </mrow>
            </msup>
          </mrow>
          <mo stretchy="false">⋅</mo>
          <msup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row>
              <mi>s</mi>
              <mo stretchy="false">−</mo>
              <mn>1</mn>
            </mrow>
          </msup>
        </mrow>
      </mrow>
      <mi mathvariant="italic">dt</mi>
    </mrow>
    <annotation encoding="StarMath 5.0">(-1)^s cdot e^x cdot %gamma( s, x ) = int from 0 to x e^-t cdot (x-t)^{s-1} dt</annotation>
  </semantics>
</math>
</file>

<file path=Object 5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row>
            <munderover>
              <mo stretchy="false">∫</mo>
              <mn>0</mn>
              <mi>x</mi>
            </munderover>
            <msup>
              <mi>e</mi>
              <mrow>
                <mo stretchy="false">−</mo>
                <mi>t</mi>
              </mrow>
            </msup>
          </mrow>
          <mo stretchy="false">⋅</mo>
          <msup>
            <mi>t</mi>
            <mrow>
              <mi>s</mi>
              <mo stretchy="false">−</mo>
              <mn>1</mn>
            </mrow>
          </msup>
        </mrow>
      </mrow>
      <mi mathvariant="italic">dt</mi>
    </mrow>
    <annotation encoding="StarMath 5.0">%gamma( s, x ) = int from 0 to x e^-t cdot t^{s-1} dt</annotation>
  </semantics>
</math>
</file>

<file path=Object 6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row>
            <mi>s</mi>
            <mo stretchy="false">−</mo>
            <mn>1</mn>
          </mrow>
        </msup>
      </mrow>
    </mrow>
    <annotation encoding="StarMath 5.0">hat f(x)=x^{ s-1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over accent="true">
          <mi>f</mi>
          <mo stretchy="false">^</mo>
        </mover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row>
            <munderover>
              <mo stretchy="false">∫</mo>
              <mn>0</mn>
              <mi>x</mi>
            </munderover>
            <msup>
              <mi>e</mi>
              <mrow>
                <mo stretchy="false">−</mo>
                <mi>t</mi>
              </mrow>
            </msup>
          </mrow>
          <mo stretchy="false">⋅</mo>
          <mover accent="true">
            <mi>f</mi>
            <mo stretchy="false">^</mo>
          </mover>
        </mrow>
      </mrow>
      <mrow>
        <mo fence="true" stretchy="false">(</mo>
        <mrow>
          <mrow>
            <mi>x</mi>
            <mo stretchy="false">−</mo>
            <mi>t</mi>
          </mrow>
        </mrow>
        <mo fence="true" stretchy="false">)</mo>
      </mrow>
      <mrow>
        <mi mathvariant="italic">dt</mi>
        <mo stretchy="false">=</mo>
        <mrow>
          <msup>
            <mi>x</mi>
            <mrow>
              <mi>s</mi>
              <mo stretchy="false">−</mo>
              <mn>1</mn>
            </mrow>
          </msup>
          <mo stretchy="false">−</mo>
          <mrow>
            <mrow>
              <munderover>
                <mo stretchy="false">∫</mo>
                <mn>0</mn>
                <mi>x</mi>
              </munderover>
              <msup>
                <mi>e</mi>
                <mrow>
                  <mo stretchy="false">−</mo>
                  <mi>t</mi>
                </mrow>
              </msup>
            </mrow>
            <mo stretchy="false">⋅</mo>
            <msup>
              <mrow>
                <mo fence="true" stretchy="false">(</mo>
                <mrow>
                  <mrow>
                    <mi>x</mi>
                    <mo stretchy="false">−</mo>
                    <mi>t</mi>
                  </mrow>
                </mrow>
                <mo fence="true" stretchy="false">)</mo>
              </mrow>
              <mrow>
                <mi>s</mi>
                <mo stretchy="false">−</mo>
                <mn>1</mn>
              </mrow>
            </msup>
          </mrow>
        </mrow>
      </mrow>
      <mi mathvariant="italic">dt</mi>
    </mrow>
    <annotation encoding="StarMath 5.0">f( x ) 

= hat f(x)-int from 0 to x e^{-t} cdot hat f(x - t )dt

= x^{s-1}-int from 0 to x e^{-t} cdot (x-t)^{s-1}dt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row>
              <mi>s</mi>
              <mo stretchy="false">−</mo>
              <mn>1</mn>
            </mrow>
          </msup>
          <mo stretchy="false">+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s</mi>
              <mo stretchy="false">+</mo>
              <mn>1</mn>
            </mrow>
          </msup>
        </mrow>
      </mrow>
      <msup>
        <mi>e</mi>
        <mi>x</mi>
      </msup>
      <mi mathvariant="normal">γ</mi>
      <mrow>
        <mo fence="true" stretchy="false">(</mo>
        <mrow>
          <mrow>
            <mi>s</mi>
            <mi>,</mi>
            <mi>x</mi>
          </mrow>
        </mrow>
        <mo fence="true" stretchy="false">)</mo>
      </mrow>
    </mrow>
    <annotation encoding="StarMath 5.0">f( x ) 

= x^{s-1}+( -1)^{s+1} e^x %gamma(s,x )</annotation>
  </semantics>
</math>
</file>

<file path=Object 9/content.xml><?xml version="1.0" encoding="utf-8"?>
<math xmlns="http://www.w3.org/1998/Math/MathML" display="block">
  <semantics>
    <mrow>
      <mrow>
        <msup>
          <mi>x</mi>
          <mrow>
            <mi>s</mi>
            <mo stretchy="false">−</mo>
            <mn>1</mn>
          </mrow>
        </msup>
        <mo stretchy="false">=</mo>
        <mrow>
          <msup>
            <mi>x</mi>
            <mrow>
              <mi>s</mi>
              <mo stretchy="false">−</mo>
              <mn>1</mn>
            </mrow>
          </msup>
          <mo stretchy="false">+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s</mi>
              <mo stretchy="false">+</mo>
              <mn>1</mn>
            </mrow>
          </msup>
        </mrow>
      </mrow>
      <msup>
        <mi>e</mi>
        <mi>x</mi>
      </msup>
      <mi mathvariant="normal">γ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+</mo>
        <mrow>
          <munderover>
            <mo stretchy="false">∫</mo>
            <mn>0</mn>
            <mi>x</mi>
          </munderover>
          <msup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row>
              <mi>s</mi>
              <mo stretchy="false">−</mo>
              <mn>1</mn>
            </mrow>
          </msup>
        </mrow>
        <mo stretchy="false">+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s</mi>
            <mo stretchy="false">+</mo>
            <mn>1</mn>
          </mrow>
        </msup>
      </mrow>
      <msup>
        <mi>e</mi>
        <mrow>
          <mi>x</mi>
          <mo stretchy="false">−</mo>
          <mi>t</mi>
        </mrow>
      </msup>
      <mi mathvariant="normal">γ</mi>
      <mrow>
        <mo fence="true" stretchy="false">(</mo>
        <mrow>
          <mrow>
            <mi>s</mi>
            <mi>,</mi>
            <mrow>
              <mi>x</mi>
              <mo stretchy="false">−</mo>
              <mi>t</mi>
            </mrow>
          </mrow>
        </mrow>
        <mo fence="true" stretchy="false">)</mo>
      </mrow>
      <mi mathvariant="italic">dt</mi>
    </mrow>
    <annotation encoding="StarMath 5.0">x^{ s-1 }

= x^{s-1}+( -1)^{s+1} e^x %gamma(s,x ) + int from 0 to x (x-t)^{s-1}+(-1)^{s+1} e^{x-t} %gamma(s,x-t ) dt
</annotation>
  </semantics>
</math>
</file>